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8.5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mbria" style:font-family-asian="Cambria" style:font-family-complex="Cambria" fo:background-color="transparent" fo:color="#1f282b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23.5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6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47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48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49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50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51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5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5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5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5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5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5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5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5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60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61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62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63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64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65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6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67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68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6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7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7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7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7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7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7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76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77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78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79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80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81" style:family="text">
      <style:text-properties fo:font-size="10.5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8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8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8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8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8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8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88" style:family="text">
      <style:text-properties fo:font-size="13.50pt" fo:font-weight="normal" fo:font-family="Consolas" style:font-family-asian="Consolas" style:font-family-complex="Consolas" fo:background-color="transparent" style:use-window-font-color="true"/>
    </style:style>
    <style:style style:name="T8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9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9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9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9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9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9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9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9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9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9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0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0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0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0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0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0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0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0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0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0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1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1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1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1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1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1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1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1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1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1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2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2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2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2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2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2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2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2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2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2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3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3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3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3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3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3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3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3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3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3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4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4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4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4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4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4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4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4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4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4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5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5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5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5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5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5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5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5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5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5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6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6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6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6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6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6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6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6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6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6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7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7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7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7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7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7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7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7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7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7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8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8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8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8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8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8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8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8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8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8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9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9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9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9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9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9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9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9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9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19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0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0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0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0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0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0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0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0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0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0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1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1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1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1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1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1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1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1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1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1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2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2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2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2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2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2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2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2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2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2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3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3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3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3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3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3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3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3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3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3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4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4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4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4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4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4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4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4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4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4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5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5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5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5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5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5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5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5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5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5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6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6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6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6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6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6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6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6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6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6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7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7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7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7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7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7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7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7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7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7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8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8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8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8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8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8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8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8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8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8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9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9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9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9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9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9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9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9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9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29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0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0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0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0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0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0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0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0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0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0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1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1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1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1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1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1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1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1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1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1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2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2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2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2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2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2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2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2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2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2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3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3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3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3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3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3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3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3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38" style:family="text">
      <style:text-properties fo:font-size="13.50pt" fo:font-weight="normal" fo:font-family="Consolas" style:font-family-asian="Consolas" style:font-family-complex="Consolas" fo:background-color="transparent" style:use-window-font-color="true"/>
    </style:style>
    <style:style style:name="T33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40" style:family="text">
      <style:text-properties fo:font-size="13.50pt" fo:font-weight="normal" fo:font-family="Consolas" style:font-family-asian="Consolas" style:font-family-complex="Consolas" fo:background-color="transparent" style:use-window-font-color="true"/>
    </style:style>
    <style:style style:name="T34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4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4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4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4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4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4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4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4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5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5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5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53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35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5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5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5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5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5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6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6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6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6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6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6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6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67" style:family="text">
      <style:text-properties fo:font-size="13.50pt" fo:font-weight="normal" fo:font-family="Consolas" style:font-family-asian="Consolas" style:font-family-complex="Consolas" fo:background-color="transparent" style:use-window-font-color="true"/>
    </style:style>
    <style:style style:name="T36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6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7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7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7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7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7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7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7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7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7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7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8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8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8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8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8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8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8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8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8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8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9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9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9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9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9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9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9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9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9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39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0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0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0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0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0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0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0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0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0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0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1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1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1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1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1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1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1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1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1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1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2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2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2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2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2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25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42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27" style:family="text">
      <style:text-properties fo:font-size="13.50pt" fo:font-weight="normal" fo:font-family="Consolas" style:font-family-asian="Consolas" style:font-family-complex="Consolas" fo:background-color="transparent" style:use-window-font-color="true"/>
    </style:style>
    <style:style style:name="T42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2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3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31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3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3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3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35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3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37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38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39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40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41" style:family="text">
      <style:text-properties fo:font-size="13.50pt" fo:font-weight="normal" fo:font-family="Consolas" style:font-family-asian="Consolas" style:font-family-complex="Consolas" fo:background-color="transparent" style:use-window-font-color="true"/>
    </style:style>
    <style:style style:name="T442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43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44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T445" style:family="text">
      <style:text-properties fo:font-size="13.50pt" fo:font-weight="normal" fo:font-family="Consolas" style:font-family-asian="Consolas" style:font-family-complex="Consolas" fo:background-color="transparent" style:use-window-font-color="true"/>
    </style:style>
    <style:style style:name="T446" style:family="text">
      <style:text-properties fo:font-size="10.50pt" fo:font-weight="normal" fo:font-family="Consolas" style:font-family-asian="Consolas" style:font-family-complex="Consolas" fo:background-color="transparent" style:use-window-font-color="true"/>
    </style:style>
    <style:style style:name="P1" style:family="paragraph">
      <style:paragraph-properties fo:line-height="100.00%" fo:text-align="left" fo:margin-left="41.00pt" fo:text-indent="0.00pt" fo:margin-top="3.65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0.25pt"/>
    </style:style>
    <style:style style:name="P4" style:family="paragraph">
      <style:paragraph-properties fo:line-height="100.00%" fo:text-align="left" fo:margin-left="6.00pt" fo:text-indent="0.00pt">
        <style:tab-stops>
          <style:tab-stop style:position="212.05pt"/>
          <style:tab-stop style:position="52628.40pt" style:leader-style="dotted"/>
        </style:tab-stops>
      </style:paragraph-properties>
    </style:style>
    <style:style style:name="P5" style:family="paragraph">
      <style:paragraph-properties fo:line-height="100.00%" fo:text-align="left" fo:margin-left="8.35pt" fo:text-indent="0.00pt"/>
    </style:style>
    <style:style style:name="P6" style:family="paragraph">
      <style:paragraph-properties fo:line-height="100.00%" fo:text-align="left" fo:margin-left="14.25pt" fo:text-indent="0.00pt"/>
    </style:style>
    <style:style style:name="P7" style:family="paragraph">
      <style:paragraph-properties fo:line-height="100.00%" fo:text-align="left" fo:margin-left="6.00pt" fo:text-indent="0.00pt">
        <style:tab-stops>
          <style:tab-stop style:position="212.05pt"/>
          <style:tab-stop style:position="52628.40pt" style:leader-style="dotted"/>
        </style:tab-stops>
      </style:paragraph-properties>
    </style:style>
    <style:style style:name="P8" style:family="paragraph">
      <style:paragraph-properties fo:line-height="100.00%" fo:text-align="left" fo:margin-left="6.00pt" fo:text-indent="0.00pt">
        <style:tab-stops>
          <style:tab-stop style:position="212.05pt"/>
          <style:tab-stop style:position="52628.40pt" style:leader-style="dotted"/>
        </style:tab-stops>
      </style:paragraph-properties>
    </style:style>
    <style:style style:name="P9" style:family="paragraph">
      <style:paragraph-properties fo:line-height="100.00%" fo:text-align="left" fo:margin-left="8.35pt" fo:text-indent="0.00pt"/>
    </style:style>
    <style:style style:name="P10" style:family="paragraph">
      <style:paragraph-properties fo:line-height="100.00%" fo:text-align="left" fo:margin-left="11.25pt" fo:text-indent="0.00pt"/>
    </style:style>
    <style:style style:name="P11" style:family="paragraph">
      <style:paragraph-properties fo:line-height="100.00%" fo:text-align="left" fo:margin-left="6.00pt" fo:text-indent="0.00pt">
        <style:tab-stops>
          <style:tab-stop style:position="212.05pt"/>
          <style:tab-stop style:position="52628.40pt" style:leader-style="dotted"/>
        </style:tab-stops>
      </style:paragraph-properties>
    </style:style>
    <style:style style:name="P12" style:family="paragraph">
      <style:paragraph-properties fo:line-height="100.00%" fo:text-align="left" fo:margin-left="8.35pt" fo:text-indent="0.00pt"/>
    </style:style>
    <style:style style:name="P13" style:family="paragraph">
      <style:paragraph-properties fo:line-height="100.00%" fo:text-align="left" fo:margin-left="5.00pt" fo:text-indent="0.00pt"/>
    </style:style>
    <style:style style:name="P14" style:family="paragraph">
      <style:paragraph-properties fo:line-height="100.00%" fo:text-align="left" fo:margin-left="6.00pt" fo:text-indent="0.00pt">
        <style:tab-stops>
          <style:tab-stop style:position="212.05pt"/>
          <style:tab-stop style:position="52628.40pt" style:leader-style="dotted"/>
        </style:tab-stops>
      </style:paragraph-properties>
    </style:style>
    <style:style style:name="P15" style:family="paragraph">
      <style:paragraph-properties fo:line-height="100.00%" fo:text-align="left" fo:margin-top="0.50pt"/>
    </style:style>
    <style:style style:name="P16" style:family="paragraph">
      <style:paragraph-properties fo:line-height="100.00%" fo:text-align="left" fo:margin-left="5.00pt" fo:text-indent="0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00pt" fo:text-indent="0.00pt" fo:margin-top="10.75pt"/>
    </style:style>
    <style:style style:name="P19" style:family="paragraph">
      <style:paragraph-properties fo:line-height="100.00%" fo:text-align="left" fo:margin-left="28.05pt" fo:text-indent="0.00pt" fo:margin-top="1.90pt"/>
    </style:style>
    <style:style style:name="P20" style:family="paragraph">
      <style:paragraph-properties fo:line-height="100.00%" fo:text-align="left" fo:margin-left="51.05pt" fo:text-indent="0.00pt" fo:margin-top="1.95pt"/>
    </style:style>
    <style:style style:name="P21" style:family="paragraph">
      <style:paragraph-properties fo:line-height="100.00%" fo:text-align="left" fo:margin-left="5.00pt" fo:text-indent="57.55pt" fo:margin-top="2.00pt"/>
    </style:style>
    <style:style style:name="P22" style:family="paragraph">
      <style:paragraph-properties fo:line-height="115.00%" fo:text-align="left" fo:margin-left="5.00pt" fo:text-indent="46.05pt"/>
    </style:style>
    <style:style style:name="P23" style:family="paragraph">
      <style:paragraph-properties fo:line-height="100.00%" fo:text-align="left" fo:margin-left="5.00pt" fo:text-indent="0.00pt" fo:margin-top="0.15pt"/>
    </style:style>
    <style:style style:name="P24" style:family="paragraph">
      <style:paragraph-properties fo:line-height="100.00%" fo:text-align="left" fo:margin-left="5.00pt" fo:text-indent="46.05pt" fo:margin-right="48.75pt"/>
    </style:style>
    <style:style style:name="P25" style:family="paragraph">
      <style:paragraph-properties fo:line-height="100.00%" fo:text-align="left" fo:margin-left="5.00pt" fo:text-indent="23.00pt"/>
    </style:style>
    <style:style style:name="P26" style:family="paragraph">
      <style:paragraph-properties fo:line-height="100.00%" fo:text-align="left" fo:margin-left="51.05pt" fo:text-indent="0.00pt"/>
    </style:style>
    <style:style style:name="P27" style:family="paragraph">
      <style:paragraph-properties fo:line-height="100.00%" fo:text-align="left" fo:margin-left="28.05pt" fo:text-indent="0.00pt" fo:margin-top="1.95pt"/>
    </style:style>
    <style:style style:name="P28" style:family="paragraph">
      <style:paragraph-properties fo:line-height="100.00%" fo:text-align="left" fo:margin-left="28.05pt" fo:text-indent="0.00pt" fo:margin-top="2.00pt"/>
    </style:style>
    <style:style style:name="P29" style:family="paragraph">
      <style:paragraph-properties fo:line-height="100.00%" fo:text-align="left" fo:margin-top="0.35pt"/>
    </style:style>
    <style:style style:name="P30" style:family="paragraph">
      <style:paragraph-properties fo:line-height="100.00%" fo:text-align="left" fo:margin-left="51.05pt" fo:text-indent="0.00pt"/>
    </style:style>
    <style:style style:name="P31" style:family="paragraph">
      <style:paragraph-properties fo:line-height="100.00%" fo:text-align="left" fo:margin-left="28.05pt" fo:text-indent="0.00pt" fo:margin-right="263.15pt" fo:margin-top="2.00pt"/>
    </style:style>
    <style:style style:name="P32" style:family="paragraph">
      <style:paragraph-properties fo:line-height="100.00%" fo:text-align="left" fo:margin-left="28.05pt" fo:text-indent="0.00pt"/>
    </style:style>
    <style:style style:name="P33" style:family="paragraph">
      <style:paragraph-properties fo:line-height="100.00%" fo:text-align="left" fo:margin-left="28.05pt" fo:text-indent="0.00pt" fo:margin-top="1.95pt"/>
    </style:style>
    <style:style style:name="P34" style:family="paragraph">
      <style:paragraph-properties fo:line-height="100.00%" fo:text-align="left" fo:margin-left="28.05pt" fo:text-indent="0.00pt" fo:margin-right="193.70pt" fo:margin-top="2.00pt"/>
    </style:style>
    <style:style style:name="P35" style:family="paragraph">
      <style:paragraph-properties fo:line-height="100.00%" fo:text-align="left" fo:margin-left="28.05pt" fo:text-indent="0.00pt"/>
    </style:style>
    <style:style style:name="P36" style:family="paragraph">
      <style:paragraph-properties fo:line-height="100.00%" fo:text-align="left" fo:margin-left="28.05pt" fo:text-indent="0.00pt" fo:margin-top="2.00pt"/>
    </style:style>
    <style:style style:name="P37" style:family="paragraph">
      <style:paragraph-properties fo:line-height="100.00%" fo:text-align="left" fo:margin-left="28.05pt" fo:text-indent="0.00pt" fo:margin-top="1.85pt"/>
    </style:style>
    <style:style style:name="P38" style:family="paragraph">
      <style:paragraph-properties fo:line-height="100.00%" fo:text-align="left" fo:margin-left="28.05pt" fo:text-indent="0.00pt" fo:margin-top="2.00p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8.05pt" fo:text-indent="0.00pt" fo:margin-top="2.05pt"/>
    </style:style>
    <style:style style:name="P41" style:family="paragraph">
      <style:paragraph-properties fo:line-height="100.00%" fo:text-align="left" fo:margin-left="28.05pt" fo:text-indent="0.00pt" fo:margin-top="2.00pt"/>
    </style:style>
    <style:style style:name="P42" style:family="paragraph">
      <style:paragraph-properties fo:line-height="100.00%" fo:text-align="left" fo:margin-left="28.05pt" fo:text-indent="0.00pt" fo:margin-right="355.35pt" fo:margin-top="1.85pt"/>
    </style:style>
    <style:style style:name="P43" style:family="paragraph">
      <style:paragraph-properties fo:line-height="100.00%" fo:text-align="left" fo:margin-left="28.05pt" fo:text-indent="0.00pt" fo:margin-top="0.05pt"/>
    </style:style>
    <style:style style:name="P44" style:family="paragraph">
      <style:paragraph-properties fo:line-height="100.00%" fo:text-align="left" fo:margin-left="28.05pt" fo:text-indent="0.00pt" fo:margin-top="1.90pt"/>
    </style:style>
    <style:style style:name="P45" style:family="paragraph">
      <style:paragraph-properties fo:line-height="100.00%" fo:text-align="left" fo:margin-left="28.05pt" fo:text-indent="0.00pt" fo:margin-top="1.95pt"/>
    </style:style>
    <style:style style:name="P46" style:family="paragraph">
      <style:paragraph-properties fo:line-height="100.00%" fo:text-align="left" fo:margin-left="28.05pt" fo:text-indent="0.00pt" fo:margin-right="326.50pt" fo:margin-top="2.00pt"/>
    </style:style>
    <style:style style:name="P47" style:family="paragraph">
      <style:paragraph-properties fo:line-height="100.00%" fo:text-align="left" fo:margin-left="28.05pt" fo:text-indent="0.00pt"/>
    </style:style>
    <style:style style:name="P48" style:family="paragraph">
      <style:paragraph-properties fo:line-height="100.00%" fo:text-align="left" fo:margin-left="28.05pt" fo:text-indent="0.00pt" fo:margin-right="348.85pt" fo:margin-top="2.00pt"/>
    </style:style>
    <style:style style:name="P49" style:family="paragraph">
      <style:paragraph-properties fo:line-height="100.00%" fo:text-align="left" fo:margin-left="28.05pt" fo:text-indent="0.00pt" fo:margin-right="343.85pt"/>
    </style:style>
    <style:style style:name="P50" style:family="paragraph">
      <style:paragraph-properties fo:line-height="100.00%" fo:text-align="left" fo:margin-left="28.05pt" fo:text-indent="0.00pt" fo:margin-right="314.20pt"/>
    </style:style>
    <style:style style:name="P51" style:family="paragraph">
      <style:paragraph-properties fo:line-height="100.00%" fo:text-align="left" fo:margin-left="28.05pt" fo:text-indent="0.00pt" fo:margin-right="274.70pt"/>
    </style:style>
    <style:style style:name="P52" style:family="paragraph">
      <style:paragraph-properties fo:line-height="100.00%" fo:text-align="left" fo:margin-left="28.05pt" fo:text-indent="0.00pt"/>
    </style:style>
    <style:style style:name="P53" style:family="paragraph">
      <style:paragraph-properties fo:line-height="115.00%" fo:text-align="left" fo:margin-left="28.05pt" fo:text-indent="0.00pt" fo:margin-right="349.60pt" fo:margin-top="1.90pt"/>
    </style:style>
    <style:style style:name="P54" style:family="paragraph">
      <style:paragraph-properties fo:line-height="100.00%" fo:text-align="left" fo:margin-left="28.05pt" fo:text-indent="0.00pt" fo:margin-right="319.95pt" fo:margin-top="0.20pt"/>
    </style:style>
    <style:style style:name="P55" style:family="paragraph">
      <style:paragraph-properties fo:line-height="100.00%" fo:text-align="left" fo:margin-left="28.05pt" fo:text-indent="0.00pt" fo:margin-top="0.05pt"/>
    </style:style>
    <style:style style:name="P56" style:family="paragraph">
      <style:paragraph-properties fo:line-height="100.00%" fo:text-align="left" fo:margin-left="28.05pt" fo:text-indent="0.00pt" fo:margin-top="1.85pt"/>
    </style:style>
    <style:style style:name="P57" style:family="paragraph">
      <style:paragraph-properties fo:line-height="100.00%" fo:text-align="left" fo:margin-left="28.05pt" fo:text-indent="0.00pt" fo:margin-top="2.00pt"/>
    </style:style>
    <style:style style:name="P58" style:family="paragraph">
      <style:paragraph-properties fo:line-height="100.00%" fo:text-align="left" fo:margin-left="28.05pt" fo:text-indent="0.00pt" fo:margin-right="60.20pt" fo:margin-top="1.95pt"/>
    </style:style>
    <style:style style:name="P59" style:family="paragraph">
      <style:paragraph-properties fo:line-height="100.00%" fo:text-align="left" fo:margin-left="28.05pt" fo:text-indent="0.00pt" fo:margin-right="244.90pt"/>
    </style:style>
    <style:style style:name="P60" style:family="paragraph">
      <style:paragraph-properties fo:line-height="100.00%" fo:text-align="left" fo:margin-left="28.05pt" fo:text-indent="0.00pt"/>
    </style:style>
    <style:style style:name="P61" style:family="paragraph">
      <style:paragraph-properties fo:line-height="100.00%" fo:text-align="left" fo:margin-left="28.05pt" fo:text-indent="0.00pt" fo:margin-top="1.85pt"/>
    </style:style>
    <style:style style:name="P62" style:family="paragraph">
      <style:paragraph-properties fo:line-height="100.00%" fo:text-align="left" fo:margin-left="28.05pt" fo:text-indent="0.00pt" fo:margin-top="2.00pt"/>
    </style:style>
    <style:style style:name="P63" style:family="paragraph">
      <style:paragraph-properties fo:line-height="100.00%" fo:text-align="left" fo:margin-left="28.05pt" fo:text-indent="0.00pt" fo:margin-top="1.95pt"/>
    </style:style>
    <style:style style:name="P64" style:family="paragraph">
      <style:paragraph-properties fo:line-height="100.00%" fo:text-align="left" fo:margin-left="28.05pt" fo:text-indent="0.00pt" fo:margin-top="1.90pt"/>
    </style:style>
    <style:style style:name="P65" style:family="paragraph">
      <style:paragraph-properties fo:line-height="100.00%" fo:text-align="left" fo:margin-left="28.05pt" fo:text-indent="0.00pt" fo:margin-right="332.25pt" fo:margin-top="2.00pt"/>
    </style:style>
    <style:style style:name="P66" style:family="paragraph">
      <style:paragraph-properties fo:line-height="115.00%" fo:text-align="left" fo:margin-left="28.05pt" fo:text-indent="0.00pt" fo:margin-right="123.70pt" fo:margin-top="0.05pt"/>
    </style:style>
    <style:style style:name="P67" style:family="paragraph">
      <style:paragraph-properties fo:line-height="100.00%" fo:text-align="left" fo:margin-left="28.05pt" fo:text-indent="0.00pt" fo:margin-right="338.10pt" fo:margin-top="0.15pt"/>
    </style:style>
    <style:style style:name="P68" style:family="paragraph">
      <style:paragraph-properties fo:line-height="100.00%" fo:text-align="left" fo:margin-left="28.05pt" fo:text-indent="0.00pt" fo:margin-top="0.05pt"/>
    </style:style>
    <style:style style:name="P69" style:family="paragraph">
      <style:paragraph-properties fo:line-height="100.00%" fo:text-align="left" fo:margin-left="28.05pt" fo:text-indent="0.00pt" fo:margin-top="1.85pt"/>
    </style:style>
    <style:style style:name="P70" style:family="paragraph">
      <style:paragraph-properties fo:line-height="100.00%" fo:text-align="left" fo:margin-left="28.05pt" fo:text-indent="0.00pt" fo:margin-top="2.00pt"/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8.05pt" fo:text-indent="0.00pt" fo:margin-top="2.05pt"/>
    </style:style>
    <style:style style:name="P73" style:family="paragraph">
      <style:paragraph-properties fo:line-height="100.00%" fo:text-align="left" fo:margin-left="28.05pt" fo:text-indent="0.00pt" fo:margin-top="2.00pt"/>
    </style:style>
    <style:style style:name="P74" style:family="paragraph">
      <style:paragraph-properties fo:line-height="100.00%" fo:text-align="left" fo:margin-left="28.05pt" fo:text-indent="0.00pt" fo:margin-top="1.85pt"/>
    </style:style>
    <style:style style:name="P75" style:family="paragraph">
      <style:paragraph-properties fo:line-height="100.00%" fo:text-align="left" fo:margin-left="28.05pt" fo:text-indent="0.00pt" fo:margin-top="2.00pt"/>
    </style:style>
    <style:style style:name="P76" style:family="paragraph">
      <style:paragraph-properties fo:line-height="100.00%" fo:text-align="left" fo:margin-left="28.05pt" fo:text-indent="0.00pt" fo:margin-right="332.30pt" fo:margin-top="2.00pt"/>
    </style:style>
    <style:style style:name="P77" style:family="paragraph">
      <style:paragraph-properties fo:line-height="100.00%" fo:text-align="left" fo:margin-left="28.05pt" fo:text-indent="0.00pt"/>
    </style:style>
    <style:style style:name="P78" style:family="paragraph">
      <style:paragraph-properties fo:line-height="100.00%" fo:text-align="left" fo:margin-left="28.05pt" fo:text-indent="0.00pt" fo:margin-right="326.45pt" fo:margin-top="1.95pt"/>
    </style:style>
    <style:style style:name="P79" style:family="paragraph">
      <style:paragraph-properties fo:line-height="100.00%" fo:text-align="left" fo:margin-left="28.05pt" fo:text-indent="0.00pt" fo:margin-right="297.70pt"/>
    </style:style>
    <style:style style:name="P80" style:family="paragraph">
      <style:paragraph-properties fo:line-height="100.00%" fo:text-align="left" fo:margin-left="28.05pt" fo:text-indent="0.00pt"/>
    </style:style>
    <style:style style:name="P81" style:family="paragraph">
      <style:paragraph-properties fo:line-height="100.00%" fo:text-align="left" fo:margin-left="28.05pt" fo:text-indent="0.00pt" fo:margin-top="2.00pt"/>
    </style:style>
    <style:style style:name="P82" style:family="paragraph">
      <style:paragraph-properties fo:line-height="100.00%" fo:text-align="left" fo:margin-left="28.05pt" fo:text-indent="0.00pt" fo:margin-right="326.45pt" fo:margin-top="1.85pt"/>
    </style:style>
    <style:style style:name="P83" style:family="paragraph">
      <style:paragraph-properties fo:line-height="100.00%" fo:text-align="left" fo:margin-left="28.05pt" fo:text-indent="0.00pt" fo:margin-top="0.05pt"/>
    </style:style>
    <style:style style:name="P84" style:family="paragraph">
      <style:paragraph-properties fo:line-height="100.00%" fo:text-align="left" fo:margin-left="28.05pt" fo:text-indent="0.00pt" fo:margin-right="348.85pt" fo:margin-top="1.95pt"/>
    </style:style>
    <style:style style:name="P85" style:family="paragraph">
      <style:paragraph-properties fo:line-height="100.00%" fo:text-align="left" fo:margin-left="28.05pt" fo:text-indent="0.00pt"/>
    </style:style>
    <style:style style:name="P86" style:family="paragraph">
      <style:paragraph-properties fo:line-height="100.00%" fo:text-align="left" fo:margin-left="28.05pt" fo:text-indent="0.00pt" fo:margin-right="354.60pt" fo:margin-top="1.90pt"/>
    </style:style>
    <style:style style:name="P87" style:family="paragraph">
      <style:paragraph-properties fo:line-height="100.00%" fo:text-align="left" fo:margin-left="28.05pt" fo:text-indent="0.00pt"/>
    </style:style>
    <style:style style:name="P88" style:family="paragraph">
      <style:paragraph-properties fo:line-height="100.00%" fo:text-align="left" fo:margin-left="28.05pt" fo:text-indent="0.00pt" fo:margin-top="2.00pt"/>
    </style:style>
    <style:style style:name="P89" style:family="paragraph">
      <style:paragraph-properties fo:line-height="100.00%" fo:text-align="left" fo:margin-left="28.05pt" fo:text-indent="0.00pt" fo:margin-top="1.85pt"/>
    </style:style>
    <style:style style:name="P90" style:family="paragraph">
      <style:paragraph-properties fo:line-height="100.00%" fo:text-align="left" fo:margin-left="28.05pt" fo:text-indent="0.00pt" fo:margin-right="319.95pt" fo:margin-top="2.00pt"/>
    </style:style>
    <style:style style:name="P91" style:family="paragraph">
      <style:paragraph-properties fo:line-height="100.00%" fo:text-align="left" fo:margin-left="28.05pt" fo:text-indent="0.00pt" fo:margin-top="0.05pt"/>
    </style:style>
    <style:style style:name="P92" style:family="paragraph">
      <style:paragraph-properties fo:line-height="100.00%" fo:text-align="left" fo:margin-left="28.05pt" fo:text-indent="0.00pt" fo:margin-top="1.85pt"/>
    </style:style>
    <style:style style:name="P93" style:family="paragraph">
      <style:paragraph-properties fo:line-height="100.00%" fo:text-align="left" fo:margin-top="0.45pt"/>
    </style:style>
    <style:style style:name="P94" style:family="paragraph">
      <style:paragraph-properties fo:line-height="100.00%" fo:text-align="left" fo:margin-left="28.05pt" fo:text-indent="0.00pt"/>
    </style:style>
    <style:style style:name="P95" style:family="paragraph">
      <style:paragraph-properties fo:line-height="100.00%" fo:text-align="left" fo:margin-top="0.40pt"/>
    </style:style>
    <style:style style:name="P96" style:family="paragraph">
      <style:paragraph-properties fo:line-height="100.00%" fo:text-align="left" fo:margin-left="5.00pt" fo:text-indent="23.00pt" fo:margin-right="54.45pt"/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top="0.35pt"/>
    </style:style>
    <style:style style:name="P99" style:family="paragraph">
      <style:paragraph-properties fo:line-height="100.00%" fo:text-align="left" fo:margin-left="28.05pt" fo:text-indent="0.00pt"/>
    </style:style>
    <style:style style:name="P100" style:family="paragraph">
      <style:paragraph-properties fo:line-height="100.00%" fo:text-align="left" fo:margin-top="0.45pt"/>
    </style:style>
    <style:style style:name="P101" style:family="paragraph">
      <style:paragraph-properties fo:line-height="100.00%" fo:text-align="left" fo:margin-left="5.00pt" fo:text-indent="46.05pt" fo:margin-right="95.90pt"/>
    </style:style>
    <style:style style:name="P102" style:family="paragraph">
      <style:paragraph-properties fo:line-height="100.00%" fo:text-align="left" fo:margin-left="74.10pt" fo:text-indent="0.00pt"/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74.10pt" fo:text-indent="0.00pt" fo:margin-top="2.05pt"/>
    </style:style>
    <style:style style:name="P105" style:family="paragraph">
      <style:paragraph-properties fo:line-height="100.00%" fo:text-align="left" fo:margin-left="74.10pt" fo:text-indent="0.00pt" fo:margin-top="2.00pt"/>
    </style:style>
    <style:style style:name="P106" style:family="paragraph">
      <style:paragraph-properties fo:line-height="100.00%" fo:text-align="left" fo:margin-left="74.10pt" fo:text-indent="0.00pt" fo:margin-top="1.85pt"/>
    </style:style>
    <style:style style:name="P107" style:family="paragraph">
      <style:paragraph-properties fo:line-height="100.00%" fo:text-align="left" fo:margin-left="74.10pt" fo:text-indent="0.00pt" fo:margin-top="2.00pt"/>
    </style:style>
    <style:style style:name="P108" style:family="paragraph">
      <style:paragraph-properties fo:line-height="100.00%" fo:text-align="left" fo:margin-left="74.10pt" fo:text-indent="0.00pt" fo:margin-top="1.95pt"/>
    </style:style>
    <style:style style:name="P109" style:family="paragraph">
      <style:paragraph-properties fo:line-height="100.00%" fo:text-align="left" fo:margin-left="74.10pt" fo:text-indent="0.00pt" fo:margin-top="1.90pt"/>
    </style:style>
    <style:style style:name="P110" style:family="paragraph">
      <style:paragraph-properties fo:line-height="100.00%" fo:text-align="left" fo:margin-left="74.10pt" fo:text-indent="0.00pt" fo:margin-top="1.95pt"/>
    </style:style>
    <style:style style:name="P111" style:family="paragraph">
      <style:paragraph-properties fo:line-height="100.00%" fo:text-align="left" fo:margin-left="5.00pt" fo:text-indent="69.10pt" fo:margin-right="26.55pt" fo:margin-top="2.00pt">
        <style:tab-stops>
          <style:tab-stop style:position="196.20pt"/>
        </style:tab-stops>
      </style:paragraph-properties>
    </style:style>
    <style:style style:name="P112" style:family="paragraph">
      <style:paragraph-properties fo:line-height="100.00%" fo:text-align="left" fo:margin-top="0.15pt"/>
    </style:style>
    <style:style style:name="P113" style:family="paragraph">
      <style:paragraph-properties fo:line-height="100.00%" fo:text-align="left" fo:margin-left="74.10pt" fo:text-indent="0.00pt"/>
    </style:style>
    <style:style style:name="P114" style:family="paragraph">
      <style:paragraph-properties fo:line-height="100.00%" fo:text-align="left" fo:margin-top="0.50pt"/>
    </style:style>
    <style:style style:name="P115" style:family="paragraph">
      <style:paragraph-properties fo:line-height="100.00%" fo:text-align="left" fo:margin-left="28.05pt" fo:text-indent="0.00pt"/>
    </style:style>
    <style:style style:name="P116" style:family="paragraph">
      <style:paragraph-properties fo:line-height="100.00%" fo:text-align="left" fo:margin-left="5.00pt" fo:text-indent="23.00pt" fo:margin-right="112.20pt" fo:margin-top="1.85pt"/>
    </style:style>
    <style:style style:name="P117" style:family="paragraph">
      <style:paragraph-properties fo:line-height="100.00%" fo:text-align="left" fo:margin-left="28.05pt" fo:text-indent="0.00pt" fo:margin-top="0.05pt"/>
    </style:style>
    <style:style style:name="P118" style:family="paragraph">
      <style:paragraph-properties fo:line-height="100.00%" fo:text-align="left" fo:margin-left="28.05pt" fo:text-indent="0.00pt" fo:margin-top="2.00pt"/>
    </style:style>
    <style:style style:name="P119" style:family="paragraph">
      <style:paragraph-properties fo:line-height="100.00%" fo:text-align="left" fo:margin-left="5.00pt" fo:text-indent="23.00pt" fo:margin-right="112.20pt" fo:margin-top="1.85pt"/>
    </style:style>
    <style:style style:name="P120" style:family="paragraph">
      <style:paragraph-properties fo:line-height="100.00%" fo:text-align="left" fo:margin-left="28.05pt" fo:text-indent="0.00pt" fo:margin-top="0.05pt"/>
    </style:style>
    <style:style style:name="P121" style:family="paragraph">
      <style:paragraph-properties fo:line-height="100.00%" fo:text-align="left" fo:margin-top="0.30pt"/>
    </style:style>
    <style:style style:name="P122" style:family="paragraph">
      <style:paragraph-properties fo:line-height="100.00%" fo:text-align="left" fo:margin-left="28.05pt" fo:text-indent="0.00pt"/>
    </style:style>
    <style:style style:name="P123" style:family="paragraph">
      <style:paragraph-properties fo:line-height="100.00%" fo:text-align="left" fo:margin-left="28.05pt" fo:text-indent="0.00pt" fo:margin-top="2.00pt"/>
    </style:style>
    <style:style style:name="P124" style:family="paragraph">
      <style:paragraph-properties fo:line-height="100.00%" fo:text-align="left" fo:margin-left="33.80pt" fo:text-indent="0.00pt" fo:margin-top="2.00pt"/>
    </style:style>
    <style:style style:name="P125" style:family="paragraph">
      <style:paragraph-properties fo:line-height="100.00%" fo:text-align="left" fo:margin-top="0.35pt"/>
    </style:style>
    <style:style style:name="P126" style:family="paragraph">
      <style:paragraph-properties fo:line-height="100.00%" fo:text-align="left" fo:margin-left="28.05pt" fo:text-indent="0.00pt"/>
    </style:style>
    <style:style style:name="TableColumn0100" style:family="table-column">
      <style:table-column-properties style:column-width="3.028472in"/>
    </style:style>
    <style:style style:name="TableColumn0101" style:family="table-column">
      <style:table-column-properties style:column-width="3.247222in"/>
    </style:style>
    <style:style style:name="Table01" style:family="table">
      <style:table-properties style:width="6.275694in" fo:margin-left="0.000000in" style:writing-mode="lr" table:align="left" style:may-break-between-rows="true"/>
    </style:style>
    <style:style style:name="TableRow0100" style:family="table-row">
      <style:table-row-properties style:min-row-height="0.362500in"/>
    </style:style>
    <style:style style:name="TableCell010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100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101" style:family="table-row">
      <style:table-row-properties style:min-row-height="0.362500in"/>
    </style:style>
    <style:style style:name="TableCell010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101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102" style:family="table-row">
      <style:table-row-properties style:min-row-height="0.362500in"/>
    </style:style>
    <style:style style:name="TableCell010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102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</office:automatic-styles>
  <office:body>
    <office:text>
      <text:p text:style-name="P1"><text:span text:style-name="T1">CREATE</text:span><text:span text:style-name="T2"><text:s/></text:span><text:span text:style-name="T3">UI</text:span><text:span text:style-name="T4"><text:s/></text:span><text:span text:style-name="T5">TO</text:span><text:span text:style-name="T6"><text:s/></text:span><text:span text:style-name="T7">INTERACT</text:span><text:span text:style-name="T8"><text:s/></text:span><text:span text:style-name="T9">WITH</text:span><text:span text:style-name="T10"><text:s/></text:span><text:span text:style-name="T11">APPLICATION</text:span></text:p>
      <text:p text:style-name="P2"><text:span text:style-name="T12"/></text:p>
      <text:p text:style-name="P2"><text:span text:style-name="T12"/></text:p>
      <text:p text:style-name="P3"><text:span text:style-name="T1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15">Date</text:span><text:span text:style-name="T16"/></text:p>
          </table:table-cell>
          <table:table-cell table:style-name="TableCell010001">
            <text:p text:style-name="P6"><text:span text:style-name="T17">17 November</text:span><text:span text:style-name="T18"><text:s/></text:span><text:span text:style-name="T19">2022</text:span><text:span text:style-name="T20"/></text:p>
          </table:table-cell>
        </table:table-row>
        <table:table-row table:style-name="TableRow0101">
          <table:table-cell table:style-name="TableCell010100">
            <text:p text:style-name="P9"><text:span text:style-name="T21">Team</text:span><text:span text:style-name="T22"><text:s/></text:span><text:span text:style-name="T23">ID</text:span><text:span text:style-name="T24"/></text:p>
          </table:table-cell>
          <table:table-cell table:style-name="TableCell010101">
            <text:p text:style-name="P10"><text:span text:style-name="T25">PNT2022TMID10587</text:span><text:span text:style-name="T26"/></text:p>
          </table:table-cell>
        </table:table-row>
        <table:table-row table:style-name="TableRow0102">
          <table:table-cell table:style-name="TableCell010200">
            <text:p text:style-name="P12"><text:span text:style-name="T27">Project</text:span><text:span text:style-name="T28"><text:s/></text:span><text:span text:style-name="T29">Name</text:span><text:span text:style-name="T30"/></text:p>
          </table:table-cell>
          <table:table-cell table:style-name="TableCell010201">
            <text:p text:style-name="P13"><text:span text:style-name="T31">Skills/Job</text:span><text:span text:style-name="T32"><text:s/></text:span><text:span text:style-name="T33">Recommender</text:span><text:span text:style-name="T34"><text:s/></text:span><text:span text:style-name="T35">Application</text:span><text:span text:style-name="T36"/></text:p>
          </table:table-cell>
        </table:table-row>
      </table:table>
      <text:p text:style-name="P15"><text:span text:style-name="T37"/></text:p>
      <text:p text:style-name="P16"><text:span text:style-name="T38">LOGIN.HTML</text:span></text:p>
      <text:p text:style-name="P17"><text:span text:style-name="T39"/></text:p>
      <text:p text:style-name="P18"><text:span text:style-name="T40">&lt;html&gt;</text:span></text:p>
      <text:p text:style-name="P19"><text:span text:style-name="T40">&lt;head</text:span><text:span text:style-name="T41"><text:s/></text:span><text:span text:style-name="T42">lang="en"&gt;</text:span></text:p>
      <text:p text:style-name="P20"><text:span text:style-name="T42">&lt;meta</text:span><text:span text:style-name="T43"><text:s/></text:span><text:span text:style-name="T44">charset="UTF-8"&gt;</text:span></text:p>
      <text:p text:style-name="P21"><text:span text:style-name="T44">&lt;!-- &lt;link</text:span><text:span text:style-name="T45"><text:s/></text:span><text:a xlink:href="https://cdn.jsdelivr.net/npm/bootstrap%405.0.2/dist/css/bootstrap.min.css"><text:span text:style-name="T47">href=</text:span><text:span text:style-name="T48"><text:s/>HYPERLINK "https://cdn.jsdelivr.net/npm/bootstrap%405.0.2/dist/css/bootstrap.min.css"</text:span><text:span text:style-name="T49">"</text:span><text:span text:style-name="T50"><text:s/>HYPERLINK "https://cdn.jsdelivr.net/npm/bootstrap%405.0.2/dist/css/bootstrap.min.css"</text:span><text:span text:style-name="T51">https://cdn.jsdelivr.net/npm/bootstrap@5.0.2/dist/css/bootstrap.min.cs</text:span></text:a><text:span text:style-name="T52">s"</text:span><text:span text:style-name="T53"><text:s/></text:span><text:span text:style-name="T54">rel="stylesheet" integrity="sha384-</text:span><text:span text:style-name="T55"><text:s/></text:span><text:span text:style-name="T56">EVSTQN3/azprG1Anm3QDgpJLIm9Nao0Yz1ztcQTwFspd3yD65VohhpuuCOmLASjC"</text:span><text:span text:style-name="T57"><text:s/></text:span><text:span text:style-name="T58">crossorigin="anonymous"&gt;</text:span></text:p>
      <text:p text:style-name="P22"><text:span text:style-name="T58">&lt;script</text:span><text:span text:style-name="T59"><text:s/></text:span><text:a xlink:href="https://cdn.jsdelivr.net/npm/bootstrap%405.0.2/dist/js/bootstrap.bundle.min"><text:span text:style-name="T61">src=</text:span><text:span text:style-name="T62"><text:s/>HYPERLINK "https://cdn.jsdelivr.net/npm/bootstrap%405.0.2/dist/js/bootstrap.bundle.min"</text:span><text:span text:style-name="T63">"</text:span><text:span text:style-name="T64"><text:s/>HYPERLINK "https://cdn.jsdelivr.net/npm/bootstrap%405.0.2/dist/js/bootstrap.bundle.min"</text:span><text:span text:style-name="T65">https://cdn.jsdelivr.ne</text:span></text:a><text:span text:style-name="T66">t/npm</text:span><text:a xlink:href="https://cdn.jsdelivr.net/npm/bootstrap%405.0.2/dist/js/bootstrap.bundle.min"><text:span text:style-name="T68">/bootstrap@5.0.2/dist/js/bootstrap.bundle.min</text:span></text:a><text:span text:style-name="T69"/></text:p>
      <text:p text:style-name="P23"><text:span text:style-name="T69">.js" integrity="sha384-</text:span><text:span text:style-name="T70"><text:s/></text:span><text:span text:style-name="T71">MrcW6ZMFYlzcLA8Nl+NtUVF0sA7MsXsP1UyJoMp4YLEuNSfAP+JcXn/tWtIaxVXM"</text:span><text:span text:style-name="T72"><text:s/></text:span><text:span text:style-name="T73">crossorigin="anonymous"&gt;&lt;/script&gt;</text:span><text:span text:style-name="T74"><text:s/></text:span><text:span text:style-name="T75">--&gt;</text:span></text:p>
      <text:p text:style-name="P24"><text:span text:style-name="T75">&lt;link rel='stylesheet'<text:s/></text:span><text:a xlink:href="mailto:unpkg.com/ionicons@4.5.10-"><text:span text:style-name="T77">href=</text:span><text:span text:style-name="T78"><text:s/>HYPERLINK "mailto:unpkg.com/ionicons@4.5.10-"</text:span><text:span text:style-name="T79">'</text:span><text:span text:style-name="T80"><text:s/>HYPERLINK "mailto:unpkg.com/ionicons@4.5.10-"</text:span><text:span text:style-name="T81">https://unpkg.com/ionicons@4.5.10-</text:span></text:a><text:span text:style-name="T82"><text:s/></text:span><text:span text:style-name="T83">0/dist/css/ionicons.min.css'&gt;</text:span></text:p>
      <text:p text:style-name="P25"><text:span text:style-name="T83">&lt;link rel='stylesheet'</text:span><text:span text:style-name="T84"><text:s/></text:span><text:span text:style-name="T85">href='https://fonts.googleapis.com/css?family=Montserrat:500,700&amp;amp;display=s</text:span><text:span text:style-name="T86"><text:s/></text:span><text:span text:style-name="T87">wap'&gt;</text:span></text:p>
      <text:p text:style-name="P26"><text:span text:style-name="T87">&lt;title&gt;Login&lt;/title&gt;</text:span></text:p>
      <text:p text:style-name="P27"><text:span text:style-name="T87">&lt;/head&gt;</text:span></text:p>
      <text:p text:style-name="P28"><text:span text:style-name="T87">&lt;style&gt;</text:span></text:p>
      <text:p text:style-name="P29"><text:span text:style-name="T88"/></text:p>
      <text:p text:style-name="P30"><text:span text:style-name="T89">body,</text:span><text:span text:style-name="T90"><text:s/></text:span><text:span text:style-name="T91">html</text:span><text:span text:style-name="T92"><text:s/></text:span><text:span text:style-name="T93">{</text:span></text:p>
      <text:p text:style-name="P31"><text:span text:style-name="T93">/*background-color: #EBECF0;*/</text:span><text:span text:style-name="T94"><text:s/></text:span><text:span text:style-name="T95">background-color: whitesmoke;</text:span><text:span text:style-name="T96"><text:s/></text:span><text:span text:style-name="T97">margin:</text:span><text:span text:style-name="T98"><text:s/></text:span><text:span text:style-name="T99">0;</text:span></text:p>
      <text:p text:style-name="P32"><text:span text:style-name="T99">padding:</text:span><text:span text:style-name="T100"><text:s/></text:span><text:span text:style-name="T101">0;</text:span></text:p>
      <text:p text:style-name="P33"><text:span text:style-name="T101">}</text:span></text:p>
      <text:p text:style-name="P34"><text:span text:style-name="T101">body, p, input, select, textarea, button {</text:span><text:span text:style-name="T102"><text:s/></text:span><text:span text:style-name="T103">font-family: 'Montserrat', sans-serif;</text:span><text:span text:style-name="T104"><text:s/></text:span><text:span text:style-name="T105">letter-spacing:</text:span><text:span text:style-name="T106"><text:s/></text:span><text:span text:style-name="T107">-0.2px;</text:span></text:p>
      <text:p text:style-name="P35"><text:span text:style-name="T107">font-size:</text:span><text:span text:style-name="T108"><text:s/></text:span><text:span text:style-name="T109">16px;</text:span></text:p>
      <text:p text:style-name="P36"><text:span text:style-name="T109">}</text:span></text:p>
      <text:p text:style-name="P37"><text:span text:style-name="T109">div,</text:span><text:span text:style-name="T110"><text:s/></text:span><text:span text:style-name="T111">p</text:span><text:span text:style-name="T112"><text:s/></text:span><text:span text:style-name="T113">{</text:span></text:p>
      <text:p text:style-name="P38"><text:span text:style-name="T113">color:</text:span><text:span text:style-name="T114"><text:s/></text:span><text:span text:style-name="T115">#BABECC;</text:span></text:p>
      <text:p text:style-name="P39"><text:span text:style-name="T116"/></text:p>
      <text:p text:style-name="P40"><text:span text:style-name="T117">text-shadow:</text:span><text:span text:style-name="T118"><text:s/></text:span><text:span text:style-name="T119">1px</text:span><text:span text:style-name="T120"><text:s/></text:span><text:span text:style-name="T121">1px</text:span><text:span text:style-name="T122"><text:s/></text:span><text:span text:style-name="T123">1px</text:span><text:span text:style-name="T124"><text:s/></text:span><text:span text:style-name="T125">#FFF;</text:span></text:p>
      <text:p text:style-name="P41"><text:span text:style-name="T125">}</text:span></text:p>
      <text:p text:style-name="P42"><text:span text:style-name="T125">form</text:span><text:span text:style-name="T126"><text:s/></text:span><text:span text:style-name="T127">{</text:span><text:span text:style-name="T128"><text:s/></text:span><text:span text:style-name="T129">padding: 16px;</text:span><text:span text:style-name="T130"><text:s/></text:span><text:span text:style-name="T131">width:</text:span><text:span text:style-name="T132"><text:s/></text:span><text:span text:style-name="T133">300px;</text:span></text:p>
      <text:p text:style-name="P43"><text:span text:style-name="T133">margin:</text:span><text:span text:style-name="T134"><text:s/></text:span><text:span text:style-name="T135">0</text:span><text:span text:style-name="T136"><text:s/></text:span><text:span text:style-name="T137">auto;</text:span></text:p>
      <text:p text:style-name="P44"><text:span text:style-name="T137">box-shadow:inset</text:span><text:span text:style-name="T138"><text:s/></text:span><text:span text:style-name="T139">-2px</text:span><text:span text:style-name="T140"><text:s/></text:span><text:span text:style-name="T141">-4px</text:span><text:span text:style-name="T142"><text:s/></text:span><text:span text:style-name="T143">navajowhite</text:span><text:span text:style-name="T144"><text:s/></text:span><text:span text:style-name="T145">,inset</text:span><text:span text:style-name="T146"><text:s/></text:span><text:span text:style-name="T147">-3px</text:span><text:span text:style-name="T148"><text:s/></text:span><text:span text:style-name="T149">2px</text:span><text:span text:style-name="T150"><text:s/></text:span><text:span text:style-name="T151">navajowhite;</text:span></text:p>
      <text:p text:style-name="P45"><text:span text:style-name="T151">}</text:span></text:p>
      <text:p text:style-name="P46"><text:span text:style-name="T151">.segment</text:span><text:span text:style-name="T152"><text:s/></text:span><text:span text:style-name="T153">{</text:span><text:span text:style-name="T154"><text:s/></text:span><text:span text:style-name="T155">padding: 2px 0;</text:span><text:span text:style-name="T156"><text:s/></text:span><text:span text:style-name="T157">text-align:</text:span><text:span text:style-name="T158"><text:s/></text:span><text:span text:style-name="T159">center;</text:span></text:p>
      <text:p text:style-name="P47"><text:span text:style-name="T159">}</text:span></text:p>
      <text:p text:style-name="P48"><text:span text:style-name="T159">button, input {</text:span><text:span text:style-name="T160"><text:s/></text:span><text:span text:style-name="T161">border:</text:span><text:span text:style-name="T162"><text:s/></text:span><text:span text:style-name="T163">0;</text:span></text:p>
      <text:p text:style-name="P49"><text:span text:style-name="T163">outline: 0;</text:span><text:span text:style-name="T164"><text:s/></text:span><text:span text:style-name="T165">font-size:</text:span><text:span text:style-name="T166"><text:s/></text:span><text:span text:style-name="T167">16px;</text:span></text:p>
      <text:p text:style-name="P50"><text:span text:style-name="T167">border-radius: 320px;</text:span><text:span text:style-name="T168"><text:s/></text:span><text:span text:style-name="T169">padding:</text:span><text:span text:style-name="T170"><text:s/></text:span><text:span text:style-name="T171">16px;</text:span></text:p>
      <text:p text:style-name="P51"><text:span text:style-name="T171">background-color: #EBECF0;</text:span><text:span text:style-name="T172"><text:s/></text:span><text:span text:style-name="T173">text-shadow:</text:span><text:span text:style-name="T174"><text:s/></text:span><text:span text:style-name="T175">1px</text:span><text:span text:style-name="T176"><text:s/></text:span><text:span text:style-name="T177">1px</text:span><text:span text:style-name="T178"><text:s/></text:span><text:span text:style-name="T179">0</text:span><text:span text:style-name="T180"><text:s/></text:span><text:span text:style-name="T181">#FFF;</text:span></text:p>
      <text:p text:style-name="P52"><text:span text:style-name="T181">}</text:span></text:p>
      <text:p text:style-name="P53"><text:span text:style-name="T181">label</text:span><text:span text:style-name="T182"><text:s/></text:span><text:span text:style-name="T183">{</text:span><text:span text:style-name="T184"><text:s/></text:span><text:span text:style-name="T185">display:</text:span><text:span text:style-name="T186"><text:s/></text:span><text:span text:style-name="T187">block;</text:span></text:p>
      <text:p text:style-name="P54"><text:span text:style-name="T187">margin-bottom: 24px;</text:span><text:span text:style-name="T188"><text:s/></text:span><text:span text:style-name="T189">width:</text:span><text:span text:style-name="T190"><text:s/></text:span><text:span text:style-name="T191">100%;</text:span></text:p>
      <text:p text:style-name="P55"><text:span text:style-name="T191">}</text:span></text:p>
      <text:p text:style-name="P56"><text:span text:style-name="T191">input</text:span><text:span text:style-name="T192"><text:s/></text:span><text:span text:style-name="T193">{</text:span></text:p>
      <text:p text:style-name="P57"><text:span text:style-name="T193">margin-right:</text:span><text:span text:style-name="T194"><text:s/></text:span><text:span text:style-name="T195">8px;</text:span></text:p>
      <text:p text:style-name="P58"><text:span text:style-name="T195">box-shadow: inset 2px 2px 5px #BABECC, inset -5px -5px 10px #FFF;</text:span><text:span text:style-name="T196"><text:s/></text:span><text:span text:style-name="T197">width:</text:span><text:span text:style-name="T198"><text:s/></text:span><text:span text:style-name="T199">100%;</text:span></text:p>
      <text:p text:style-name="P59"><text:span text:style-name="T199">box-sizing: border-box;</text:span><text:span text:style-name="T200"><text:s/></text:span><text:span text:style-name="T201">transition: all 0.2s ease-in-out;</text:span><text:span text:style-name="T202"><text:s/></text:span><text:span text:style-name="T203">appearance:</text:span><text:span text:style-name="T204"><text:s/></text:span><text:span text:style-name="T205">none;</text:span></text:p>
      <text:p text:style-name="P60"><text:span text:style-name="T205">-webkit-appearance:</text:span><text:span text:style-name="T206"><text:s/></text:span><text:span text:style-name="T207">none;</text:span></text:p>
      <text:p text:style-name="P61"><text:span text:style-name="T207">}</text:span></text:p>
      <text:p text:style-name="P62"><text:span text:style-name="T207">input:focus</text:span><text:span text:style-name="T208"><text:s/></text:span><text:span text:style-name="T209">{</text:span></text:p>
      <text:p text:style-name="P62"><text:span text:style-name="T209">box-shadow:</text:span><text:span text:style-name="T210"><text:s/></text:span><text:span text:style-name="T211">inset</text:span><text:span text:style-name="T212"><text:s/></text:span><text:span text:style-name="T213">1px</text:span><text:span text:style-name="T214"><text:s/></text:span><text:span text:style-name="T215">1px</text:span><text:span text:style-name="T216"><text:s/></text:span><text:span text:style-name="T217">2px</text:span><text:span text:style-name="T218"><text:s/></text:span><text:span text:style-name="T219">#BABECC,</text:span><text:span text:style-name="T220"><text:s/></text:span><text:span text:style-name="T221">inset -1px</text:span><text:span text:style-name="T222"><text:s/></text:span><text:span text:style-name="T223">-1px</text:span><text:span text:style-name="T224"><text:s/></text:span><text:span text:style-name="T225">2px</text:span><text:span text:style-name="T226"><text:s/></text:span><text:span text:style-name="T227">#FFF;</text:span></text:p>
      <text:p text:style-name="P63"><text:span text:style-name="T227">}</text:span></text:p>
      <text:p text:style-name="P64"><text:span text:style-name="T227">button</text:span><text:span text:style-name="T228"><text:s/></text:span><text:span text:style-name="T229">{</text:span></text:p>
      <text:p text:style-name="P65"><text:span text:style-name="T229">color: #61677C;</text:span><text:span text:style-name="T230"><text:s/></text:span><text:span text:style-name="T231">font-weight:</text:span><text:span text:style-name="T232"><text:s/></text:span><text:span text:style-name="T233">bold;</text:span></text:p>
      <text:p text:style-name="P66"><text:span text:style-name="T233">box-shadow: -5px -5px 20px #FFF, 5px 5px 20px #BABECC;</text:span><text:span text:style-name="T234"><text:s/></text:span><text:span text:style-name="T235">transition:</text:span><text:span text:style-name="T236"><text:s/></text:span><text:span text:style-name="T237">all</text:span><text:span text:style-name="T238"><text:s/></text:span><text:span text:style-name="T239">0.2s</text:span><text:span text:style-name="T240"><text:s/></text:span><text:span text:style-name="T241">ease-in-out;</text:span></text:p>
      <text:p text:style-name="P67"><text:span text:style-name="T241">cursor: pointer;</text:span><text:span text:style-name="T242"><text:s/></text:span><text:span text:style-name="T243">font-weight:</text:span><text:span text:style-name="T244"><text:s/></text:span><text:span text:style-name="T245">600;</text:span></text:p>
      <text:p text:style-name="P68"><text:span text:style-name="T245">}</text:span></text:p>
      <text:p text:style-name="P69"><text:span text:style-name="T245">button:hover</text:span><text:span text:style-name="T246"><text:s/></text:span><text:span text:style-name="T247">{</text:span></text:p>
      <text:p text:style-name="P70"><text:span text:style-name="T247">box-shadow:</text:span><text:span text:style-name="T248"><text:s/></text:span><text:span text:style-name="T249">-2px</text:span><text:span text:style-name="T250"><text:s/></text:span><text:span text:style-name="T251">-2px</text:span><text:span text:style-name="T252"><text:s/></text:span><text:span text:style-name="T253">5px</text:span><text:span text:style-name="T254"><text:s/></text:span><text:span text:style-name="T255">#FFF,</text:span><text:span text:style-name="T256"><text:s/></text:span><text:span text:style-name="T257">2px</text:span><text:span text:style-name="T258"><text:s/></text:span><text:span text:style-name="T259">2px</text:span><text:span text:style-name="T260"><text:s/></text:span><text:span text:style-name="T261">5px</text:span><text:span text:style-name="T262"><text:s/></text:span><text:span text:style-name="T263">#BABECC;</text:span></text:p>
      <text:p text:style-name="P71"><text:span text:style-name="T264"/></text:p>
      <text:p text:style-name="P72"><text:span text:style-name="T265">}</text:span></text:p>
      <text:p text:style-name="P73"><text:span text:style-name="T265">button:active</text:span><text:span text:style-name="T266"><text:s/></text:span><text:span text:style-name="T267">{</text:span></text:p>
      <text:p text:style-name="P74"><text:span text:style-name="T267">box-shadow:</text:span><text:span text:style-name="T268"><text:s/></text:span><text:span text:style-name="T269">inset</text:span><text:span text:style-name="T270"><text:s/></text:span><text:span text:style-name="T271">1px</text:span><text:span text:style-name="T272"><text:s/></text:span><text:span text:style-name="T273">1px</text:span><text:span text:style-name="T274"><text:s/></text:span><text:span text:style-name="T275">2px</text:span><text:span text:style-name="T276"><text:s/></text:span><text:span text:style-name="T277">#BABECC,</text:span><text:span text:style-name="T278"><text:s/></text:span><text:span text:style-name="T279">inset -1px</text:span><text:span text:style-name="T280"><text:s/></text:span><text:span text:style-name="T281">-1px</text:span><text:span text:style-name="T282"><text:s/></text:span><text:span text:style-name="T283">2px</text:span><text:span text:style-name="T284"><text:s/></text:span><text:span text:style-name="T285">#FFF;</text:span></text:p>
      <text:p text:style-name="P75"><text:span text:style-name="T285">}</text:span></text:p>
      <text:p text:style-name="P76"><text:span text:style-name="T285">button .icon {</text:span><text:span text:style-name="T286"><text:s/></text:span><text:span text:style-name="T287">margin-right:</text:span><text:span text:style-name="T288"><text:s/></text:span><text:span text:style-name="T289">8px;</text:span></text:p>
      <text:p text:style-name="P77"><text:span text:style-name="T289">}</text:span></text:p>
      <text:p text:style-name="P78"><text:span text:style-name="T289">button.unit {</text:span><text:span text:style-name="T290"><text:s/></text:span><text:span text:style-name="T291">border-radius: 8px;</text:span><text:span text:style-name="T292"><text:s/></text:span><text:span text:style-name="T293">line-height: 0;</text:span><text:span text:style-name="T294"><text:s/></text:span><text:span text:style-name="T295">width:</text:span><text:span text:style-name="T296"><text:s/></text:span><text:span text:style-name="T297">48px;</text:span><text:span text:style-name="T298"><text:s/></text:span><text:span text:style-name="T299">height:</text:span><text:span text:style-name="T300"><text:s/></text:span><text:span text:style-name="T301">48px;</text:span></text:p>
      <text:p text:style-name="P79"><text:span text:style-name="T301">display: inline-flex;</text:span><text:span text:style-name="T302"><text:s/></text:span><text:span text:style-name="T303">justify-content: center;</text:span><text:span text:style-name="T304"><text:s/></text:span><text:span text:style-name="T305">align-items: center;</text:span><text:span text:style-name="T306"><text:s/></text:span><text:span text:style-name="T307">margin:</text:span><text:span text:style-name="T308"><text:s/></text:span><text:span text:style-name="T309">0 8px;</text:span></text:p>
      <text:p text:style-name="P80"><text:span text:style-name="T309">font-size:</text:span><text:span text:style-name="T310"><text:s/></text:span><text:span text:style-name="T311">19.2px;</text:span></text:p>
      <text:p text:style-name="P81"><text:span text:style-name="T311">}</text:span></text:p>
      <text:p text:style-name="P82"><text:span text:style-name="T311">button.unit .icon {</text:span><text:span text:style-name="T312"><text:s/></text:span><text:span text:style-name="T313">margin-right:</text:span><text:span text:style-name="T314"><text:s/></text:span><text:span text:style-name="T315">0;</text:span></text:p>
      <text:p text:style-name="P83"><text:span text:style-name="T315">}</text:span></text:p>
      <text:p text:style-name="P84"><text:span text:style-name="T315">button.red {</text:span><text:span text:style-name="T316"><text:s/></text:span><text:span text:style-name="T317">display: block;</text:span><text:span text:style-name="T318"><text:s/></text:span><text:span text:style-name="T319">width: 100%;</text:span><text:span text:style-name="T320"><text:s/></text:span><text:span text:style-name="T321">color:</text:span><text:span text:style-name="T322"><text:s/></text:span><text:span text:style-name="T323">#AE1100;</text:span></text:p>
      <text:p text:style-name="P85"><text:span text:style-name="T323">}</text:span></text:p>
      <text:p text:style-name="P86"><text:span text:style-name="T323">.input-group {</text:span><text:span text:style-name="T324"><text:s/></text:span><text:span text:style-name="T325">display:</text:span><text:span text:style-name="T326"><text:s/></text:span><text:span text:style-name="T327">flex;</text:span></text:p>
      <text:p text:style-name="P87"><text:span text:style-name="T327">align-items:</text:span><text:span text:style-name="T328"><text:s/></text:span><text:span text:style-name="T329">center;</text:span></text:p>
      <text:p text:style-name="P88"><text:span text:style-name="T329">justify-content:</text:span><text:span text:style-name="T330"><text:s/></text:span><text:span text:style-name="T331">flex-start;</text:span></text:p>
      <text:p text:style-name="P89"><text:span text:style-name="T331">}</text:span></text:p>
      <text:p text:style-name="P90"><text:span text:style-name="T331">.input-group label {</text:span><text:span text:style-name="T332"><text:s/></text:span><text:span text:style-name="T333">margin:</text:span><text:span text:style-name="T334"><text:s/></text:span><text:span text:style-name="T335">0;</text:span></text:p>
      <text:p text:style-name="P91"><text:span text:style-name="T335">flex:</text:span><text:span text:style-name="T336"><text:s/></text:span><text:span text:style-name="T337">1;</text:span></text:p>
      <text:p text:style-name="P92"><text:span text:style-name="T337">}</text:span></text:p>
      <text:p text:style-name="P93"><text:span text:style-name="T338"/></text:p>
      <text:p text:style-name="P94"><text:span text:style-name="T339">&lt;/style&gt;</text:span></text:p>
      <text:p text:style-name="P95"><text:span text:style-name="T340"/></text:p>
      <text:p text:style-name="P96"><text:span text:style-name="T341">&lt;body style="overflow: hidden;justify-content: center;align-items:</text:span><text:span text:style-name="T342"><text:s/></text:span><text:span text:style-name="T343">center;display:</text:span><text:span text:style-name="T344"><text:s/></text:span><text:span text:style-name="T345">flex;</text:span><text:span text:style-name="T346"><text:s/></text:span><text:span text:style-name="T347">background-color:</text:span><text:span text:style-name="T348"><text:s/></text:span><text:span text:style-name="T349">slategrey;"</text:span><text:span text:style-name="T350"><text:s/></text:span><text:span text:style-name="T351">&gt;</text:span></text:p>
      <text:p text:style-name="P97"><text:span text:style-name="T352"/></text:p>
      <text:p text:style-name="P98"><text:span text:style-name="T353"/></text:p>
      <text:p text:style-name="P99"><text:span text:style-name="T354">&lt;!--</text:span><text:span text:style-name="T355"><text:s/></text:span><text:span text:style-name="T356">&lt;div</text:span><text:span text:style-name="T357"><text:s/></text:span><text:span text:style-name="T358">class="container</text:span><text:span text:style-name="T359"><text:s/></text:span><text:span text:style-name="T360">mt-5"</text:span><text:span text:style-name="T361"><text:s/></text:span><text:span text:style-name="T362">style="background:</text:span><text:span text:style-name="T363"><text:s/></text:span><text:span text:style-name="T364">white;"&gt;</text:span><text:span text:style-name="T365"><text:s/></text:span><text:span text:style-name="T366">--&gt;</text:span></text:p>
      <text:p text:style-name="P100"><text:span text:style-name="T367"/></text:p>
      <text:p text:style-name="P101"><text:span text:style-name="T368">&lt;form</text:span><text:span text:style-name="T369"><text:s/></text:span><text:span text:style-name="T370">method="post"</text:span><text:span text:style-name="T371"><text:s/></text:span><text:span text:style-name="T372">action=""</text:span><text:span text:style-name="T373"><text:s/></text:span><text:span text:style-name="T374">style="border:0.2px</text:span><text:span text:style-name="T375"><text:s/></text:span><text:span text:style-name="T376">solid</text:span><text:span text:style-name="T377"><text:s/></text:span><text:span text:style-name="T378">navajowhite;border-radius:</text:span><text:span text:style-name="T379"><text:s/></text:span><text:span text:style-name="T380">20px;"&gt;</text:span></text:p>
      <text:p text:style-name="P102"><text:span text:style-name="T380">&lt;div</text:span><text:span text:style-name="T381"><text:s/></text:span><text:span text:style-name="T382">class="segment"&gt;</text:span></text:p>
      <text:p text:style-name="P103"><text:span text:style-name="T383"/></text:p>
      <text:p text:style-name="P104"><text:span text:style-name="T384">&lt;h1</text:span><text:span text:style-name="T385"><text:s/></text:span><text:span text:style-name="T386">style="color:</text:span><text:span text:style-name="T387"><text:s/></text:span><text:span text:style-name="T388">burlywood;"&gt;Sign</text:span><text:span text:style-name="T389"><text:s/></text:span><text:span text:style-name="T390">In&lt;/h1&gt;</text:span></text:p>
      <text:p text:style-name="P105"><text:span text:style-name="T390">&lt;/div&gt;</text:span></text:p>
      <text:p text:style-name="P106"><text:span text:style-name="T390">&lt;label&gt;</text:span></text:p>
      <text:p text:style-name="P107"><text:span text:style-name="T390">&lt;input</text:span><text:span text:style-name="T391"><text:s/></text:span><text:span text:style-name="T392">type="text"</text:span><text:span text:style-name="T393"><text:s/></text:span><text:span text:style-name="T394">name="name"</text:span><text:span text:style-name="T395"><text:s/></text:span><text:span text:style-name="T396">placeholder="Email</text:span><text:span text:style-name="T397"><text:s/></text:span><text:span text:style-name="T398">or</text:span><text:span text:style-name="T399"><text:s/></text:span><text:span text:style-name="T400">Phone</text:span><text:span text:style-name="T401"><text:s/></text:span><text:span text:style-name="T402">No"/&gt;</text:span></text:p>
      <text:p text:style-name="P107"><text:span text:style-name="T402">&lt;/label&gt;</text:span></text:p>
      <text:p text:style-name="P108"><text:span text:style-name="T402">&lt;label</text:span><text:span text:style-name="T403"><text:s/></text:span><text:span text:style-name="T404">style="z-index:</text:span><text:span text:style-name="T405"><text:s/></text:span><text:span text:style-name="T406">1000;"&gt;</text:span></text:p>
      <text:p text:style-name="P109"><text:span text:style-name="T406">&lt;input</text:span><text:span text:style-name="T407"><text:s/></text:span><text:span text:style-name="T408">type="password"</text:span><text:span text:style-name="T409"><text:s/></text:span><text:span text:style-name="T410">placeholder="Password"</text:span><text:span text:style-name="T411"><text:s/></text:span><text:span text:style-name="T412">name="pass"/&gt;</text:span></text:p>
      <text:p text:style-name="P110"><text:span text:style-name="T412">&lt;/label&gt;</text:span></text:p>
      <text:p text:style-name="P111"><text:span text:style-name="T412">&lt;button</text:span><text:span text:style-name="T413"><text:s/></text:span><text:span text:style-name="T414">class="red"<text:tab/>type="submit"</text:span><text:span text:style-name="T415"><text:s/></text:span><text:span text:style-name="T416">name="login"&gt;&lt;i</text:span><text:span text:style-name="T417"><text:s/></text:span><text:span text:style-name="T418">class="icon</text:span><text:span text:style-name="T419"><text:s/></text:span><text:span text:style-name="T420">ion-md-lock"&gt;&lt;/i&gt;</text:span><text:span text:style-name="T421"><text:s/></text:span><text:span text:style-name="T422">Log</text:span><text:span text:style-name="T423"><text:s/></text:span><text:span text:style-name="T424">in&lt;/button&gt;</text:span></text:p>
      <text:p text:style-name="P112"><text:span text:style-name="T425"/></text:p>
      <text:p text:style-name="P113"><text:span text:style-name="T426">&lt;br&gt;</text:span></text:p>
      <text:p text:style-name="P114"><text:span text:style-name="T427"/></text:p>
      <text:p text:style-name="P115"><text:span text:style-name="T428">&lt;div</text:span><text:span text:style-name="T429"><text:s/></text:span><text:span text:style-name="T430">class="segment"&gt;</text:span></text:p>
      <text:p text:style-name="P116"><text:span text:style-name="T430">&lt;a href="" style="text-decoration: none;list-style-type:</text:span><text:span text:style-name="T431"><text:s/></text:span><text:span text:style-name="T432">none;cursor:pointer"&gt;forget</text:span><text:span text:style-name="T433"><text:s/></text:span><text:span text:style-name="T434">password?&lt;/a&gt;</text:span></text:p>
      <text:p text:style-name="P117"><text:span text:style-name="T434">&lt;hr&gt;</text:span></text:p>
      <text:p text:style-name="P118"><text:span text:style-name="T434">&lt;br&gt;</text:span></text:p>
      <text:p text:style-name="P119"><text:span text:style-name="T434">&lt;a href="" style="text-decoration: none;list-style-type:</text:span><text:span text:style-name="T435"><text:s/></text:span><text:span text:style-name="T436">none;cursor:pointer</text:span><text:span text:style-name="T437"><text:s/></text:span><text:span text:style-name="T438">"&gt;SIGN</text:span><text:span text:style-name="T439"><text:s/></text:span><text:span text:style-name="T440">UP&lt;/a&gt;</text:span></text:p>
      <text:p text:style-name="P120"><text:span text:style-name="T440">&lt;/div&gt;</text:span></text:p>
      <text:p text:style-name="P121"><text:span text:style-name="T441"/></text:p>
      <text:p text:style-name="P122"><text:span text:style-name="T442">&lt;/form&gt;</text:span></text:p>
      <text:p text:style-name="P123"><text:span text:style-name="T442">&lt;!--</text:span><text:span text:style-name="T443"><text:s/></text:span><text:span text:style-name="T444">&lt;/div&gt;</text:span></text:p>
      <text:p text:style-name="P124"><text:span text:style-name="T444">--&gt;&lt;/body&gt;</text:span></text:p>
      <text:p text:style-name="P125"><text:span text:style-name="T445"/></text:p>
      <text:p text:style-name="P126"><text:span text:style-name="T446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